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Liberation Sans" svg:font-family="'Liberation Sans'" style:font-family-generic="roman"/>
    <style:font-face style:name="FreeSans" svg:font-family="FreeSans" style:font-family-generic="swiss"/>
    <style:font-face style:name="FreeSerif2" svg:font-family="FreeSerif" style:font-family-generic="swiss"/>
    <style:font-face style:name="Liberation Mono" svg:font-family="'Liberation Mono'" style:font-family-generic="modern" style:font-pitch="fixed"/>
    <style:font-face style:name="FreeSerif1" svg:font-family="FreeSerif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_20_Text_20_Body">
      <loext:graphic-properties draw:fill="none"/>
      <style:paragraph-properties fo:background-color="transparent"/>
    </style:style>
    <style:style style:name="P2" style:family="paragraph" style:parent-style-name="My_20_Text_20_Body">
      <loext:graphic-properties draw:fill="none"/>
      <style:paragraph-properties fo:text-align="center" style:justify-single-word="false" fo:background-color="transparent"/>
    </style:style>
    <style:style style:name="P3" style:family="paragraph" style:parent-style-name="My_20_Text_20_Body">
      <loext:graphic-properties draw:fill="none"/>
      <style:paragraph-properties fo:background-color="transparent"/>
      <style:text-properties officeooo:rsid="00272928" officeooo:paragraph-rsid="00272928"/>
    </style:style>
    <style:style style:name="P4" style:family="paragraph" style:parent-style-name="My_20_Text_20_Body">
      <loext:graphic-properties draw:fill="none"/>
      <style:paragraph-properties fo:background-color="transparent"/>
      <style:text-properties officeooo:rsid="0029ee0a" officeooo:paragraph-rsid="0029ee0a"/>
    </style:style>
    <style:style style:name="P5" style:family="paragraph" style:parent-style-name="My_20_Text_20_Body">
      <loext:graphic-properties draw:fill="none"/>
      <style:paragraph-properties fo:background-color="transparent"/>
      <style:text-properties officeooo:rsid="002f5630" officeooo:paragraph-rsid="002f5630"/>
    </style:style>
    <style:style style:name="P6" style:family="paragraph" style:parent-style-name="Малюнок">
      <style:paragraph-properties fo:text-align="center" style:justify-single-word="false"/>
      <style:text-properties officeooo:paragraph-rsid="003188b8"/>
    </style:style>
    <style:style style:name="P7" style:family="paragraph" style:parent-style-name="Heading_20_1">
      <style:text-properties officeooo:rsid="001fbc88" officeooo:paragraph-rsid="001fbc88"/>
    </style:style>
    <style:style style:name="P8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4pt" fo:language="uk" fo:country="UA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2pt" fo:language="uk" fo:country="UA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50200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f4b7"/>
    </style:style>
    <style:style style:name="T2" style:family="text">
      <style:text-properties officeooo:rsid="0024283f"/>
    </style:style>
    <style:style style:name="T3" style:family="text">
      <style:text-properties officeooo:rsid="0029ee0a"/>
    </style:style>
    <style:style style:name="T4" style:family="text">
      <style:text-properties style:text-position="super 58%"/>
    </style:style>
    <style:style style:name="T5" style:family="text">
      <style:text-properties officeooo:rsid="002b475b"/>
    </style:style>
    <style:style style:name="T6" style:family="text">
      <style:text-properties officeooo:rsid="002b5e19"/>
    </style:style>
    <style:style style:name="T7" style:family="text">
      <style:text-properties officeooo:rsid="0033c678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4pt" fo:language="uk" fo:country="UA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2pt" fo:language="uk" fo:country="UA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>
        <style:columns fo:column-count="1" fo:column-gap="0cm"/>
      </style:graphic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43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3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5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33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36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42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38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9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10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4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2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12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13" style:family="graphic">
      <style:graphic-properties draw:stroke="solid" svg:stroke-color="#000000" draw:marker-start="Arrow" draw:marker-start-width="0.101cm" draw:marker-end="Arrow" draw:marker-end-width="0.101cm" draw:fill="none" draw:fill-color="#ffffff" draw:textarea-vertical-align="middle" draw:line-distance="0.4cm" draw:guide-overhang="0.199cm" draw:show-unit="false" draw:placing="below" draw:decimal-places="0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linecap="round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Arrow" draw:marker-start-width="0.101cm" draw:marker-start-center="false" draw:marker-end="" draw:marker-end-width="0.2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1.15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1.1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2.017cm" fo:min-width="10.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54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15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21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542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7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24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533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159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26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155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27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34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536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153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30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155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  <style:style style:name="gr31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ffdbb6" draw:textarea-horizontal-align="justify" draw:textarea-vertical-align="middle" draw:auto-grow-height="false" fo:min-height="0.545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534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1cm" svg:stroke-color="#999999" draw:marker-start="" draw:marker-start-width="0.22cm" draw:marker-start-center="false" draw:marker-end="" draw:marker-end-width="0.22cm" draw:marker-end-center="false" draw:fill="solid" draw:fill-color="#50200c" draw:textarea-horizontal-align="justify" draw:textarea-vertical-align="middle" draw:auto-grow-height="false" fo:min-height="0.157cm" fo:min-width="0cm" fo:padding-top="0.131cm" fo:padding-bottom="0.131cm" fo:padding-left="0.256cm" fo:padding-right="0.256cm" draw:shadow="hidden" draw:shadow-offset-x="0.199cm" draw:shadow-offset-y="0.199cm" draw:shadow-color="#808080" style:protect="siz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Малюнок"/>
      </text:sequence-decls>
      <text:h text:style-name="P7" text:outline-level="1">Кладка</text:h>
      <text:p text:style-name="P1">Кладка<text:span text:style-name="T1"> всіх стін крім перегородки IV виконується з газоблоків AEROC розміром (Д х Ш х В) 60 см х 30 см х 20 см. Кладка перегородки IV виконується з газоблоків AEROC розміром 60 см х 40 см х 20 см.</text:span></text:p>
      <text:p text:style-name="P1">Зовні<text:span text:style-name="T2"> стіни лицюються керамічною цеглою стандартних розмірів 25 см х 12,5 см х 6,5 см. Відстань між облицовкою і основною стіною 4,5 см.</text:span></text:p>
      <text:p text:style-name="P4">Основна стіна і облицовка зв’язуються гнучкими зв’язками, виконаними з металевої оцинкованої штапи завтовшки не менше 0,5 мм і завширшки 5 ... 6 см. <text:span text:style-name="T5">Штапи вставляються через кожні 3 ряди кладки основної стіни (60 см) на відстані 80 ... 120 см одна від одної.</text:span></text:p>
      <text:p text:style-name="P4">Лицювальна цегла вкладається з вентиляційними отворами, виконаними як вертикальні шви, що не заповнені розчином. Кількість вентиляційних отворів 4 ... 5 на 1 м<text:span text:style-name="T4">2</text:span> кладки. Вентиляційні отвори не влаштовуються у 4 верхніх рядах кладки.</text:p>
      <text:p text:style-name="P5">У першому ряді лицювальної <text:span text:style-name="T7">кладки </text:span>через кожні 3 цегли робляться дренажні отвори, <text:span text:style-name="T3">виконан</text:span>і<text:span text:style-name="T3"> як вертикальні шви, що не заповнені розчином.</text:span></text:p>
      <text:p text:style-name="P3">Кути викон<text:span text:style-name="T6">уються</text:span> згідно <text:sequence-ref text:reference-format="category-and-value" text:ref-name="refМалюнок0">Малюнок 1</text:sequence-ref>. <text:span text:style-name="T3">Виступ декоративних кутів і пояска 2...3 см відповідно до розміру декоративної частини цегли.</text:span></text:p>
      <text:p text:style-name="P2"><draw:frame draw:style-name="fr1" draw:name="Frame1" text:anchor-type="as-char" svg:width="11.486cm" draw:z-index="0"><draw:text-box fo:min-height="13.633cm"><text:p text:style-name="P6"><draw:g text:anchor-type="as-char" draw:z-index="1" draw:name="Shape1" draw:style-name="gr1"><draw:g draw:style-name="gr2"><draw:custom-shape draw:style-name="gr3" draw:text-style-name="P8" svg:width="0.219cm" svg:height="0.805cm" draw:transform="rotate (1.5707963267949) translate (3.31963888888889cm 10.173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8" svg:width="0.219cm" svg:height="0.415cm" draw:transform="rotate (1.5707963267949) translate (2.905125cm 10.173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8" svg:width="0.219cm" svg:height="0.795cm" draw:transform="rotate (1.5707963267949) translate (4.12397222222222cm 10.173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219cm" svg:height="0.805cm" draw:transform="rotate (1.5707963267949) translate (2.89983333333333cm 10.3930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9cm" svg:height="0.798cm" draw:transform="rotate (1.5707963267949) translate (3.70416666666667cm 10.3930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9cm" svg:height="0.803cm" draw:transform="rotate (1.5707963267949) translate (4.50144444444444cm 10.3930277777778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8" draw:text-style-name="P8" svg:width="0.219cm" svg:height="0.8cm" draw:transform="rotate (1.5707963267949) translate (3.32493055555556cm 8.87331944444445cm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8" svg:width="0.219cm" svg:height="0.421cm" draw:transform="rotate (1.5707963267949) translate (2.905125cm 8.87331944444445cm)"><text:p/><draw:enhanced-geometry svg:viewBox="0 0 21600 21600" draw:type="rectangle" draw:enhanced-path="M 0 0 L 21600 0 21600 21600 0 21600 0 0 Z N"/></draw:custom-shape><draw:custom-shape draw:style-name="gr10" draw:text-style-name="P8" svg:width="0.219cm" svg:height="0.802cm" draw:transform="rotate (1.5707963267949) translate (4.12397222222222cm 8.87331944444445cm)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8" svg:width="0.216cm" svg:height="0.8cm" draw:transform="rotate (1.5707963267949) translate (2.905125cm 9.08951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6cm" svg:height="0.803cm" draw:transform="rotate (1.5707963267949) translate (3.70416666666667cm 9.08951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6cm" svg:height="0.798cm" draw:transform="rotate (1.5707963267949) translate (4.50673611111111cm 9.08951388888889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3" draw:text-style-name="P8" svg:width="0.221cm" svg:height="0.805cm" draw:transform="rotate (1.5707963267949) translate (3.31963888888889cm 7.5778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8" svg:width="0.221cm" svg:height="0.415cm" draw:transform="rotate (1.5707963267949) translate (2.905125cm 7.57786111111111cm)"><text:p/><draw:enhanced-geometry svg:viewBox="0 0 21600 21600" draw:type="rectangle" draw:enhanced-path="M 0 0 L 21600 0 21600 21600 0 21600 0 0 Z N"/></draw:custom-shape><draw:custom-shape draw:style-name="gr5" draw:text-style-name="P8" svg:width="0.221cm" svg:height="0.795cm" draw:transform="rotate (1.5707963267949) translate (4.12397222222222cm 7.5778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216cm" svg:height="0.805cm" draw:transform="rotate (1.5707963267949) translate (2.89983333333333cm 7.793055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6cm" svg:height="0.798cm" draw:transform="rotate (1.5707963267949) translate (3.70416666666667cm 7.793055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6cm" svg:height="0.803cm" draw:transform="rotate (1.5707963267949) translate (4.50144444444444cm 7.79305555555556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8" draw:text-style-name="P8" svg:width="0.219cm" svg:height="0.8cm" draw:transform="rotate (1.5707963267949) translate (3.32493055555556cm 6.2796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8" svg:width="0.219cm" svg:height="0.421cm" draw:transform="rotate (1.5707963267949) translate (2.905125cm 6.27963888888889cm)"><text:p/><draw:enhanced-geometry svg:viewBox="0 0 21600 21600" draw:type="rectangle" draw:enhanced-path="M 0 0 L 21600 0 21600 21600 0 21600 0 0 Z N"/></draw:custom-shape><draw:custom-shape draw:style-name="gr10" draw:text-style-name="P8" svg:width="0.219cm" svg:height="0.802cm" draw:transform="rotate (1.5707963267949) translate (4.12397222222222cm 6.2796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8" svg:width="0.214cm" svg:height="0.8cm" draw:transform="rotate (1.5707963267949) translate (2.905125cm 6.492069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4cm" svg:height="0.803cm" draw:transform="rotate (1.5707963267949) translate (3.70416666666667cm 6.492069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4cm" svg:height="0.798cm" draw:transform="rotate (1.5707963267949) translate (4.50673611111111cm 6.49206944444444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3" draw:text-style-name="P8" svg:width="0.218cm" svg:height="0.805cm" draw:transform="rotate (1.5707963267949) translate (3.31963888888889cm 4.97965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8" svg:width="0.218cm" svg:height="0.415cm" draw:transform="rotate (1.5707963267949) translate (2.905125cm 4.97965277777778cm)"><text:p/><draw:enhanced-geometry svg:viewBox="0 0 21600 21600" draw:type="rectangle" draw:enhanced-path="M 0 0 L 21600 0 21600 21600 0 21600 0 0 Z N"/></draw:custom-shape><draw:custom-shape draw:style-name="gr5" draw:text-style-name="P8" svg:width="0.218cm" svg:height="0.795cm" draw:transform="rotate (1.5707963267949) translate (4.12397222222222cm 4.97965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216cm" svg:height="0.805cm" draw:transform="rotate (1.5707963267949) translate (2.89983333333333cm 5.19384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6cm" svg:height="0.798cm" draw:transform="rotate (1.5707963267949) translate (3.70416666666667cm 5.19384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6cm" svg:height="0.803cm" draw:transform="rotate (1.5707963267949) translate (4.50144444444444cm 5.19384722222222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3" draw:text-style-name="P8" svg:width="0.214cm" svg:height="0.805cm" draw:transform="rotate (1.5707963267949) translate (3.31963888888889cm 3.6761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8" svg:width="0.214cm" svg:height="0.415cm" draw:transform="rotate (1.5707963267949) translate (2.905125cm 3.67613888888889cm)"><text:p/><draw:enhanced-geometry svg:viewBox="0 0 21600 21600" draw:type="rectangle" draw:enhanced-path="M 0 0 L 21600 0 21600 21600 0 21600 0 0 Z N"/></draw:custom-shape><draw:custom-shape draw:style-name="gr5" draw:text-style-name="P8" svg:width="0.214cm" svg:height="0.795cm" draw:transform="rotate (1.5707963267949) translate (4.12397222222222cm 3.6761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219cm" svg:height="0.805cm" draw:transform="rotate (1.5707963267949) translate (2.89983333333333cm 3.8948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9cm" svg:height="0.798cm" draw:transform="rotate (1.5707963267949) translate (3.70416666666667cm 3.8948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9cm" svg:height="0.803cm" draw:transform="rotate (1.5707963267949) translate (4.50144444444444cm 3.89486111111111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3" draw:text-style-name="P8" svg:width="0.214cm" svg:height="0.805cm" draw:transform="rotate (1.5707963267949) translate (3.31963888888889cm 2.377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8" svg:width="0.214cm" svg:height="0.415cm" draw:transform="rotate (1.5707963267949) translate (2.905125cm 2.37791666666667cm)"><text:p/><draw:enhanced-geometry svg:viewBox="0 0 21600 21600" draw:type="rectangle" draw:enhanced-path="M 0 0 L 21600 0 21600 21600 0 21600 0 0 Z N"/></draw:custom-shape><draw:custom-shape draw:style-name="gr5" draw:text-style-name="P8" svg:width="0.214cm" svg:height="0.795cm" draw:transform="rotate (1.5707963267949) translate (4.12397222222222cm 2.377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218cm" svg:height="0.805cm" draw:transform="rotate (1.5707963267949) translate (2.89983333333333cm 2.594875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8cm" svg:height="0.798cm" draw:transform="rotate (1.5707963267949) translate (3.70416666666667cm 2.594875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8" svg:width="0.218cm" svg:height="0.803cm" draw:transform="rotate (1.5707963267949) translate (4.50144444444444cm 2.594875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8" draw:text-style-name="P8" svg:width="0.214cm" svg:height="0.8cm" draw:transform="rotate (1.5707963267949) translate (4.41854166666667cm 9.955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8" svg:width="0.219cm" svg:height="0.414cm" draw:transform="rotate (1.5707963267949) translate (4.41854166666667cm 9.74215277777778cm)"><text:p/><draw:enhanced-geometry svg:viewBox="0 0 21600 21600" draw:type="rectangle" draw:enhanced-path="M 0 0 L 21600 0 21600 21600 0 21600 0 0 Z N"/></draw:custom-shape><draw:custom-shape draw:style-name="gr7" draw:text-style-name="P8" svg:width="0.214cm" svg:height="0.803cm" draw:transform="rotate (1.5707963267949) translate (4.41501388888889cm 9.5234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8" svg:width="0.221cm" svg:height="0.414cm" draw:transform="rotate (1.5707963267949) translate (4.41854166666667cm 9.309cm)"><text:p/><draw:enhanced-geometry svg:viewBox="0 0 21600 21600" draw:type="rectangle" draw:enhanced-path="M 0 0 L 21600 0 21600 21600 0 21600 0 0 Z N"/></draw:custom-shape></draw:g><draw:g draw:style-name="gr2"><draw:custom-shape draw:style-name="gr12" draw:text-style-name="P8" svg:width="0.212cm" svg:height="0.412cm" draw:transform="rotate (1.5707963267949) translate (4.04106944444444cm 8.65559722222222cm)"><text:p/><draw:enhanced-geometry svg:viewBox="0 0 21600 21600" draw:type="rectangle" draw:enhanced-path="M 0 0 L 21600 0 21600 21600 0 21600 0 0 Z N"/></draw:custom-shape><draw:custom-shape draw:style-name="gr6" draw:text-style-name="P8" svg:width="0.219cm" svg:height="0.798cm" draw:transform="rotate (1.5707963267949) translate (4.04106944444444cm 8.4439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2cm" svg:height="0.798cm" draw:transform="rotate (1.5707963267949) translate (4.45205555555556cm 8.65559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8" svg:width="0.216cm" svg:height="0.412cm" draw:transform="rotate (1.5707963267949) translate (4.04106944444444cm 8.22520833333333cm)"><text:p/><draw:enhanced-geometry svg:viewBox="0 0 21600 21600" draw:type="rectangle" draw:enhanced-path="M 0 0 L 21600 0 21600 21600 0 21600 0 0 Z N"/></draw:custom-shape><draw:custom-shape draw:style-name="gr6" draw:text-style-name="P8" svg:width="0.218cm" svg:height="0.798cm" draw:transform="rotate (1.5707963267949) translate (4.04106944444444cm 8.01001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8" svg:width="0.216cm" svg:height="0.798cm" draw:transform="rotate (1.5707963267949) translate (4.45205555555556cm 8.22520833333333cm)"><text:p/><draw:enhanced-geometry svg:viewBox="0 0 21600 21600" draw:mirror-horizontal="false" draw:mirror-vertical="false" draw:type="rectangle" draw:enhanced-path="M 0 0 L 21600 0 21600 21600 0 21600 0 0 Z N"/></draw:custom-shape></draw:g><draw:measure draw:style-name="gr13" draw:text-style-name="P10" svg:x1="2.817cm" svg:y1="9.86cm" svg:x2="2.905cm" svg:y2="9.86cm"><text:p text:style-name="P9"><text:span text:style-name="T8"><text:measure text:kind="gap"/></text:span><text:span text:style-name="T8">2..3</text:span></text:p></draw:measure><draw:line draw:style-name="gr14" draw:text-style-name="P11" svg:x1="2.119cm" svg:y1="5.916cm" svg:x2="2.119cm" svg:y2="7.071cm"><text:p/></draw:line><draw:line draw:style-name="gr15" draw:text-style-name="P12" svg:x1="2.119cm" svg:y1="6.494cm" svg:x2="0.459cm" svg:y2="6.494cm"><text:p/></draw:line><draw:frame draw:style-name="gr16" draw:text-style-name="P14" svg:width="1.692cm" svg:height="1.153cm" svg:x="0.429cm" svg:y="5.376cm"><draw:text-box><text:p text:style-name="P13"><text:span text:style-name="T9">A</text:span></text:p></draw:text-box></draw:frame><draw:frame draw:style-name="gr17" draw:text-style-name="P15" svg:width="4.617cm" svg:height="1.151cm" svg:x="5.96cm" svg:y="0.266cm"><draw:text-box><text:p text:style-name="P13"><text:span text:style-name="T10">Вигляд A</text:span></text:p></draw:text-box></draw:frame><draw:custom-shape draw:style-name="gr18" draw:text-style-name="P11" svg:width="10.912cm" svg:height="12.269cm" svg:x="0cm" svg:y="0cm"><text:p/><draw:enhanced-geometry svg:viewBox="0 0 21600 21600" draw:type="rectangle" draw:enhanced-path="M 0 0 L 21600 0 21600 21600 0 21600 0 0 Z N"/></draw:custom-shape><draw:g draw:style-name="gr2"><draw:custom-shape draw:style-name="gr19" draw:text-style-name="P16" svg:width="0.214cm" svg:height="0.802cm" draw:transform="rotate (1.5707963267949) translate (3.61773611111111cm 9.955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16" svg:width="0.219cm" svg:height="0.412cm" draw:transform="rotate (1.5707963267949) translate (4.00755555555556cm 9.74215277777778cm)"><text:p/><draw:enhanced-geometry svg:viewBox="0 0 21600 21600" draw:type="rectangle" draw:enhanced-path="M 0 0 L 21600 0 21600 21600 0 21600 0 0 Z N"/></draw:custom-shape><draw:custom-shape draw:style-name="gr21" draw:text-style-name="P16" svg:width="0.219cm" svg:height="0.803cm" draw:transform="rotate (1.5707963267949) translate (3.21556944444444cm 9.74215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16" svg:width="0.214cm" svg:height="0.802cm" draw:transform="rotate (1.5707963267949) translate (3.61773611111111cm 9.5234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16" svg:width="0.221cm" svg:height="0.412cm" draw:transform="rotate (1.5707963267949) translate (4.00755555555556cm 9.309cm)"><text:p/><draw:enhanced-geometry svg:viewBox="0 0 21600 21600" draw:type="rectangle" draw:enhanced-path="M 0 0 L 21600 0 21600 21600 0 21600 0 0 Z N"/></draw:custom-shape><draw:custom-shape draw:style-name="gr21" draw:text-style-name="P16" svg:width="0.221cm" svg:height="0.803cm" draw:transform="rotate (1.5707963267949) translate (3.21556944444444cm 9.309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02cm" svg:y="9.092cm" svg:viewBox="0 0 415 217" draw:points="415,217 80,217 0,107 80,0 415,0"><text:p/></draw:polygon><draw:polygon draw:style-name="gr22" draw:text-style-name="P16" svg:width="0.414cm" svg:height="0.216cm" svg:x="2.82cm" svg:y="9.525cm" svg:viewBox="0 0 415 217" draw:points="415,217 80,217 0,107 80,0 415,0"><text:p/></draw:polygon><draw:polygon draw:style-name="gr22" draw:text-style-name="P16" svg:width="0.798cm" svg:height="0.216cm" svg:x="2.82cm" svg:y="9.308cm" svg:viewBox="0 0 799 217" draw:points="799,217 77,217 0,115 77,0 799,0"><text:p/></draw:polygon><draw:polygon draw:style-name="gr22" draw:text-style-name="P16" svg:width="0.798cm" svg:height="0.216cm" svg:x="2.82cm" svg:y="9.741cm" svg:viewBox="0 0 799 217" draw:points="799,217 77,217 0,115 77,0 799,0"><text:p/></draw:polygon></draw:g><draw:g draw:style-name="gr2"><draw:custom-shape draw:style-name="gr7" draw:text-style-name="P8" svg:width="0.214cm" svg:height="0.803cm" draw:transform="rotate (1.5707963267949) translate (4.41854166666667cm 7.357375cm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8" svg:width="0.219cm" svg:height="0.421cm" draw:transform="rotate (1.5707963267949) translate (4.41854166666667cm 7.14394444444444cm)"><text:p/><draw:enhanced-geometry svg:viewBox="0 0 21600 21600" draw:type="rectangle" draw:enhanced-path="M 0 0 L 21600 0 21600 21600 0 21600 0 0 Z N"/></draw:custom-shape><draw:custom-shape draw:style-name="gr8" draw:text-style-name="P8" svg:width="0.214cm" svg:height="0.8cm" draw:transform="rotate (1.5707963267949) translate (4.41854166666667cm 6.92522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8" svg:width="0.219cm" svg:height="0.421cm" draw:transform="rotate (1.5707963267949) translate (4.41854166666667cm 6.71179166666667cm)"><text:p/><draw:enhanced-geometry svg:viewBox="0 0 21600 21600" draw:type="rectangle" draw:enhanced-path="M 0 0 L 21600 0 21600 21600 0 21600 0 0 Z N"/></draw:custom-shape></draw:g><draw:g draw:style-name="gr2"><draw:custom-shape draw:style-name="gr23" draw:text-style-name="P8" svg:width="0.218cm" svg:height="0.419cm" draw:transform="rotate (1.5707963267949) translate (4.04106944444444cm 6.06091666666667cm)"><text:p/><draw:enhanced-geometry svg:viewBox="0 0 21600 21600" draw:type="rectangle" draw:enhanced-path="M 0 0 L 21600 0 21600 21600 0 21600 0 0 Z N"/></draw:custom-shape><draw:custom-shape draw:style-name="gr6" draw:text-style-name="P8" svg:width="0.219cm" svg:height="0.798cm" draw:transform="rotate (1.5707963267949) translate (4.04106944444444cm 5.843958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8" svg:width="0.218cm" svg:height="0.795cm" draw:transform="rotate (1.5707963267949) translate (4.45911111111111cm 6.060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" svg:width="0.212cm" svg:height="0.419cm" draw:transform="rotate (1.5707963267949) translate (4.04106944444444cm 5.62423611111111cm)"><text:p/><draw:enhanced-geometry svg:viewBox="0 0 21600 21600" draw:type="rectangle" draw:enhanced-path="M 0 0 L 21600 0 21600 21600 0 21600 0 0 Z N"/></draw:custom-shape><draw:custom-shape draw:style-name="gr6" draw:text-style-name="P8" svg:width="0.219cm" svg:height="0.798cm" draw:transform="rotate (1.5707963267949) translate (4.04106944444444cm 5.413569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8" svg:width="0.212cm" svg:height="0.795cm" draw:transform="rotate (1.5707963267949) translate (4.45911111111111cm 5.62423611111111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24" draw:text-style-name="P16" svg:width="0.214cm" svg:height="0.795cm" draw:transform="rotate (1.5707963267949) translate (3.62479166666667cm 7.357375cm)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6" svg:width="0.219cm" svg:height="0.421cm" draw:transform="rotate (1.5707963267949) translate (4.00755555555556cm 7.14394444444444cm)"><text:p/><draw:enhanced-geometry svg:viewBox="0 0 21600 21600" draw:type="rectangle" draw:enhanced-path="M 0 0 L 21600 0 21600 21600 0 21600 0 0 Z N"/></draw:custom-shape><draw:custom-shape draw:style-name="gr24" draw:text-style-name="P16" svg:width="0.219cm" svg:height="0.795cm" draw:transform="rotate (1.5707963267949) translate (3.22438888888889cm 7.14394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6" svg:width="0.214cm" svg:height="0.795cm" draw:transform="rotate (1.5707963267949) translate (3.62479166666667cm 6.92522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6" svg:width="0.219cm" svg:height="0.421cm" draw:transform="rotate (1.5707963267949) translate (4.00755555555556cm 6.71179166666667cm)"><text:p/><draw:enhanced-geometry svg:viewBox="0 0 21600 21600" draw:type="rectangle" draw:enhanced-path="M 0 0 L 21600 0 21600 21600 0 21600 0 0 Z N"/></draw:custom-shape><draw:custom-shape draw:style-name="gr24" draw:text-style-name="P16" svg:width="0.219cm" svg:height="0.795cm" draw:transform="rotate (1.5707963267949) translate (3.22438888888889cm 6.71179166666667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05cm" svg:y="6.494cm" svg:viewBox="0 0 415 217" draw:points="415,217 80,217 0,107 80,0 415,0"><text:p/></draw:polygon><draw:polygon draw:style-name="gr22" draw:text-style-name="P16" svg:width="0.414cm" svg:height="0.216cm" svg:x="2.823cm" svg:y="6.927cm" svg:viewBox="0 0 415 217" draw:points="415,217 80,217 0,107 80,0 415,0"><text:p/></draw:polygon><draw:polygon draw:style-name="gr22" draw:text-style-name="P16" svg:width="0.798cm" svg:height="0.216cm" svg:x="2.823cm" svg:y="6.71cm" svg:viewBox="0 0 799 217" draw:points="799,217 77,217 0,115 77,0 799,0"><text:p/></draw:polygon><draw:polygon draw:style-name="gr22" draw:text-style-name="P16" svg:width="0.798cm" svg:height="0.216cm" svg:x="2.823cm" svg:y="7.143cm" svg:viewBox="0 0 799 217" draw:points="799,217 77,217 0,115 77,0 799,0"><text:p/></draw:polygon></draw:g><draw:g draw:style-name="gr2"><draw:custom-shape draw:style-name="gr7" draw:text-style-name="P8" svg:width="0.219cm" svg:height="0.803cm" draw:transform="rotate (1.5707963267949) translate (4.41501388888889cm 4.762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8" svg:width="0.216cm" svg:height="0.417cm" draw:transform="rotate (1.5707963267949) translate (4.41501388888889cm 4.54397222222222cm)"><text:p/><draw:enhanced-geometry svg:viewBox="0 0 21600 21600" draw:type="rectangle" draw:enhanced-path="M 0 0 L 21600 0 21600 21600 0 21600 0 0 Z N"/></draw:custom-shape><draw:custom-shape draw:style-name="gr27" draw:text-style-name="P8" svg:width="0.221cm" svg:height="0.796cm" draw:transform="rotate (1.5707963267949) translate (4.41501388888889cm 4.328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8" svg:width="0.214cm" svg:height="0.417cm" draw:transform="rotate (1.5707963267949) translate (4.41501388888889cm 4.10829166666667cm)"><text:p/><draw:enhanced-geometry svg:viewBox="0 0 21600 21600" draw:type="rectangle" draw:enhanced-path="M 0 0 L 21600 0 21600 21600 0 21600 0 0 Z N"/></draw:custom-shape></draw:g><draw:g draw:style-name="gr2"><draw:custom-shape draw:style-name="gr12" draw:text-style-name="P8" svg:width="0.218cm" svg:height="0.412cm" draw:transform="rotate (1.5707963267949) translate (4.03754166666667cm 3.46270833333333cm)"><text:p/><draw:enhanced-geometry svg:viewBox="0 0 21600 21600" draw:type="rectangle" draw:enhanced-path="M 0 0 L 21600 0 21600 21600 0 21600 0 0 Z N"/></draw:custom-shape><draw:custom-shape draw:style-name="gr5" draw:text-style-name="P8" svg:width="0.216cm" svg:height="0.795cm" draw:transform="rotate (1.5707963267949) translate (4.03754166666667cm 3.24475cm)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8" svg:width="0.218cm" svg:height="0.802cm" draw:transform="rotate (1.5707963267949) translate (4.44852777777778cm 3.462708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8" svg:width="0.219cm" svg:height="0.412cm" draw:transform="rotate (1.5707963267949) translate (4.03754166666667cm 3.03055555555556cm)"><text:p/><draw:enhanced-geometry svg:viewBox="0 0 21600 21600" draw:type="rectangle" draw:enhanced-path="M 0 0 L 21600 0 21600 21600 0 21600 0 0 Z N"/></draw:custom-shape><draw:custom-shape draw:style-name="gr5" draw:text-style-name="P8" svg:width="0.218cm" svg:height="0.795cm" draw:transform="rotate (1.5707963267949) translate (4.03754166666667cm 2.81183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8" svg:width="0.219cm" svg:height="0.802cm" draw:transform="rotate (1.5707963267949) translate (4.44852777777778cm 3.03055555555556cm)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28" draw:text-style-name="P16" svg:width="0.219cm" svg:height="0.798cm" draw:transform="rotate (1.5707963267949) translate (3.61773611111111cm 4.762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16" svg:width="0.216cm" svg:height="0.415cm" draw:transform="rotate (1.5707963267949) translate (4.00402777777778cm 4.54397222222222cm)"><text:p/><draw:enhanced-geometry svg:viewBox="0 0 21600 21600" draw:type="rectangle" draw:enhanced-path="M 0 0 L 21600 0 21600 21600 0 21600 0 0 Z N"/></draw:custom-shape><draw:custom-shape draw:style-name="gr28" draw:text-style-name="P16" svg:width="0.216cm" svg:height="0.798cm" draw:transform="rotate (1.5707963267949) translate (3.21556944444444cm 4.54397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16" svg:width="0.221cm" svg:height="0.798cm" draw:transform="rotate (1.5707963267949) translate (3.61773611111111cm 4.328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16" svg:width="0.214cm" svg:height="0.415cm" draw:transform="rotate (1.5707963267949) translate (4.00402777777778cm 4.10829166666667cm)"><text:p/><draw:enhanced-geometry svg:viewBox="0 0 21600 21600" draw:type="rectangle" draw:enhanced-path="M 0 0 L 21600 0 21600 21600 0 21600 0 0 Z N"/></draw:custom-shape><draw:custom-shape draw:style-name="gr28" draw:text-style-name="P16" svg:width="0.214cm" svg:height="0.798cm" draw:transform="rotate (1.5707963267949) translate (3.21556944444444cm 4.10829166666667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799cm" svg:y="3.895cm" svg:viewBox="0 0 415 217" draw:points="415,217 80,217 0,107 80,0 415,0"><text:p/></draw:polygon><draw:polygon draw:style-name="gr22" draw:text-style-name="P16" svg:width="0.414cm" svg:height="0.216cm" svg:x="2.817cm" svg:y="4.328cm" svg:viewBox="0 0 415 217" draw:points="415,217 80,217 0,107 80,0 415,0"><text:p/></draw:polygon><draw:polygon draw:style-name="gr22" draw:text-style-name="P16" svg:width="0.798cm" svg:height="0.216cm" svg:x="2.817cm" svg:y="4.112cm" svg:viewBox="0 0 799 217" draw:points="799,217 77,217 0,115 77,0 799,0"><text:p/></draw:polygon><draw:polygon draw:style-name="gr22" draw:text-style-name="P16" svg:width="0.798cm" svg:height="0.216cm" svg:x="2.817cm" svg:y="4.545cm" svg:viewBox="0 0 799 217" draw:points="799,217 77,217 0,115 77,0 799,0"><text:p/></draw:polygon></draw:g><draw:g draw:style-name="gr2"><draw:custom-shape draw:style-name="gr28" draw:text-style-name="P16" svg:width="0.221cm" svg:height="0.798cm" draw:transform="rotate (1.5707963267949) translate (3.61773611111111cm 2.16448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16" svg:width="0.221cm" svg:height="0.803cm" draw:transform="rotate (1.5707963267949) translate (4.41501388888889cm 2.16448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16" svg:width="0.212cm" svg:height="0.803cm" draw:transform="rotate (1.5707963267949) translate (3.22438888888889cm 1.944cm)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6" svg:width="0.212cm" svg:height="0.795cm" draw:transform="rotate (1.5707963267949) translate (4.02695833333333cm 1.944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08cm" svg:y="1.729cm" svg:viewBox="0 0 415 217" draw:points="415,217 80,217 0,107 80,0 415,0"><text:p/></draw:polygon><draw:polygon draw:style-name="gr22" draw:text-style-name="P16" svg:width="0.798cm" svg:height="0.216cm" svg:x="2.817cm" svg:y="1.946cm" svg:viewBox="0 0 799 217" draw:points="799,217 77,217 0,115 77,0 799,0"><text:p/></draw:polygon></draw:g><draw:g draw:style-name="gr2"><draw:custom-shape draw:style-name="gr25" draw:text-style-name="P16" svg:width="0.218cm" svg:height="0.421cm" draw:transform="rotate (1.5707963267949) translate (3.61773611111111cm 8.01001388888889cm)"><text:p/><draw:enhanced-geometry svg:viewBox="0 0 21600 21600" draw:type="rectangle" draw:enhanced-path="M 0 0 L 21600 0 21600 21600 0 21600 0 0 Z N"/></draw:custom-shape><draw:custom-shape draw:style-name="gr28" draw:text-style-name="P16" svg:width="0.212cm" svg:height="0.798cm" draw:transform="rotate (1.5707963267949) translate (3.23320833333333cm 8.65559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6" svg:width="0.219cm" svg:height="0.421cm" draw:transform="rotate (1.5707963267949) translate (3.61773611111111cm 8.44393055555556cm)"><text:p/><draw:enhanced-geometry svg:viewBox="0 0 21600 21600" draw:type="rectangle" draw:enhanced-path="M 0 0 L 21600 0 21600 21600 0 21600 0 0 Z N"/></draw:custom-shape><draw:custom-shape draw:style-name="gr28" draw:text-style-name="P16" svg:width="0.216cm" svg:height="0.798cm" draw:transform="rotate (1.5707963267949) translate (3.23320833333333cm 8.22520833333333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2cm" svg:y="8.009cm" svg:viewBox="0 0 415 217" draw:points="415,217 80,217 0,107 80,0 415,0"><text:p/></draw:polygon><draw:polygon draw:style-name="gr22" draw:text-style-name="P16" svg:width="0.414cm" svg:height="0.216cm" svg:x="2.817cm" svg:y="8.442cm" svg:viewBox="0 0 415 217" draw:points="415,217 80,217 0,107 80,0 415,0"><text:p/></draw:polygon><draw:polygon draw:style-name="gr22" draw:text-style-name="P16" svg:width="0.798cm" svg:height="0.216cm" svg:x="2.82cm" svg:y="8.226cm" svg:viewBox="0 0 799 217" draw:points="799,217 77,217 0,115 77,0 799,0"><text:p/></draw:polygon><draw:polygon draw:style-name="gr22" draw:text-style-name="P16" svg:width="0.798cm" svg:height="0.216cm" svg:x="2.82cm" svg:y="7.793cm" svg:viewBox="0 0 799 217" draw:points="799,217 77,217 0,115 77,0 799,0"><text:p/></draw:polygon></draw:g><draw:g draw:style-name="gr2"><draw:custom-shape draw:style-name="gr30" draw:text-style-name="P16" svg:width="0.219cm" svg:height="0.417cm" draw:transform="rotate (1.5707963267949) translate (3.62479166666667cm 5.41356944444444cm)"><text:p/><draw:enhanced-geometry svg:viewBox="0 0 21600 21600" draw:type="rectangle" draw:enhanced-path="M 0 0 L 21600 0 21600 21600 0 21600 0 0 Z N"/></draw:custom-shape><draw:custom-shape draw:style-name="gr19" draw:text-style-name="P16" svg:width="0.218cm" svg:height="0.802cm" draw:transform="rotate (1.5707963267949) translate (3.23673611111111cm 6.060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16" svg:width="0.219cm" svg:height="0.417cm" draw:transform="rotate (1.5707963267949) translate (3.62479166666667cm 5.84395833333333cm)"><text:p/><draw:enhanced-geometry svg:viewBox="0 0 21600 21600" draw:type="rectangle" draw:enhanced-path="M 0 0 L 21600 0 21600 21600 0 21600 0 0 Z N"/></draw:custom-shape><draw:custom-shape draw:style-name="gr19" draw:text-style-name="P16" svg:width="0.212cm" svg:height="0.802cm" draw:transform="rotate (1.5707963267949) translate (3.23673611111111cm 5.62423611111111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23cm" svg:y="5.411cm" svg:viewBox="0 0 415 217" draw:points="415,217 80,217 0,107 80,0 415,0"><text:p/></draw:polygon><draw:polygon draw:style-name="gr22" draw:text-style-name="P16" svg:width="0.414cm" svg:height="0.216cm" svg:x="2.82cm" svg:y="5.844cm" svg:viewBox="0 0 415 217" draw:points="415,217 80,217 0,107 80,0 415,0"><text:p/></draw:polygon><draw:polygon draw:style-name="gr22" draw:text-style-name="P16" svg:width="0.798cm" svg:height="0.216cm" svg:x="2.823cm" svg:y="5.628cm" svg:viewBox="0 0 799 217" draw:points="799,217 77,217 0,115 77,0 799,0"><text:p/></draw:polygon><draw:polygon draw:style-name="gr22" draw:text-style-name="P16" svg:width="0.798cm" svg:height="0.216cm" svg:x="2.823cm" svg:y="5.194cm" svg:viewBox="0 0 799 217" draw:points="799,217 77,217 0,115 77,0 799,0"><text:p/></draw:polygon></draw:g><draw:g draw:style-name="gr2"><draw:custom-shape draw:style-name="gr25" draw:text-style-name="P16" svg:width="0.218cm" svg:height="0.421cm" draw:transform="rotate (1.5707963267949) translate (3.61773611111111cm 2.81183333333333cm)"><text:p/><draw:enhanced-geometry svg:viewBox="0 0 21600 21600" draw:type="rectangle" draw:enhanced-path="M 0 0 L 21600 0 21600 21600 0 21600 0 0 Z N"/></draw:custom-shape><draw:custom-shape draw:style-name="gr28" draw:text-style-name="P16" svg:width="0.218cm" svg:height="0.798cm" draw:transform="rotate (1.5707963267949) translate (3.23320833333333cm 3.462708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6" svg:width="0.216cm" svg:height="0.421cm" draw:transform="rotate (1.5707963267949) translate (3.61773611111111cm 3.24475cm)"><text:p/><draw:enhanced-geometry svg:viewBox="0 0 21600 21600" draw:type="rectangle" draw:enhanced-path="M 0 0 L 21600 0 21600 21600 0 21600 0 0 Z N"/></draw:custom-shape><draw:custom-shape draw:style-name="gr28" draw:text-style-name="P16" svg:width="0.219cm" svg:height="0.798cm" draw:transform="rotate (1.5707963267949) translate (3.23320833333333cm 3.03055555555556cm)"><text:p/><draw:enhanced-geometry svg:viewBox="0 0 21600 21600" draw:mirror-horizontal="false" draw:mirror-vertical="false" draw:type="rectangle" draw:enhanced-path="M 0 0 L 21600 0 21600 21600 0 21600 0 0 Z N"/></draw:custom-shape><draw:polygon draw:style-name="gr22" draw:text-style-name="P16" svg:width="0.414cm" svg:height="0.216cm" svg:x="2.82cm" svg:y="2.812cm" svg:viewBox="0 0 415 217" draw:points="415,217 80,217 0,107 80,0 415,0"><text:p/></draw:polygon><draw:polygon draw:style-name="gr22" draw:text-style-name="P16" svg:width="0.414cm" svg:height="0.216cm" svg:x="2.817cm" svg:y="3.246cm" svg:viewBox="0 0 415 217" draw:points="415,217 80,217 0,107 80,0 415,0"><text:p/></draw:polygon><draw:polygon draw:style-name="gr22" draw:text-style-name="P16" svg:width="0.798cm" svg:height="0.216cm" svg:x="2.82cm" svg:y="3.029cm" svg:viewBox="0 0 799 217" draw:points="799,217 77,217 0,115 77,0 799,0"><text:p/></draw:polygon><draw:polygon draw:style-name="gr22" draw:text-style-name="P16" svg:width="0.798cm" svg:height="0.216cm" svg:x="2.82cm" svg:y="2.595cm" svg:viewBox="0 0 799 217" draw:points="799,217 77,217 0,115 77,0 799,0"><text:p/></draw:polygon></draw:g><draw:g draw:style-name="gr2"><draw:custom-shape draw:style-name="gr7" draw:text-style-name="P8" svg:width="0.219cm" svg:height="0.803cm" draw:transform="rotate (1.5707963267949) translate (8.24088888888889cm 8.87331944444445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9cm" svg:height="0.419cm" draw:transform="rotate (1.5707963267949) translate (9.03463888888889cm 8.87331944444445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9cm" svg:height="0.796cm" draw:transform="rotate (1.5707963267949) translate (7.445375cm 8.87331944444445cm)"><text:p/><draw:enhanced-geometry svg:viewBox="0 0 21600 21600" draw:mirror-horizontal="true" draw:mirror-vertical="false" draw:type="rectangle" draw:enhanced-path="M 0 0 L 21600 0 21600 21600 0 21600 0 0 Z N"/></draw:custom-shape><draw:custom-shape draw:style-name="gr31" draw:text-style-name="P8" svg:width="0.216cm" svg:height="0.807cm" draw:transform="rotate (1.5707963267949) translate (8.65363888888889cm 9.089513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6cm" svg:height="0.796cm" draw:transform="rotate (1.5707963267949) translate (7.858125cm 9.089513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10" draw:text-style-name="P8" svg:width="0.216cm" svg:height="0.802cm" draw:transform="rotate (1.5707963267949) translate (7.06261111111111cm 9.08951388888889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8" draw:text-style-name="P8" svg:width="0.221cm" svg:height="0.8cm" draw:transform="rotate (1.5707963267949) translate (8.24088888888889cm 7.577861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11" draw:text-style-name="P8" svg:width="0.221cm" svg:height="0.414cm" draw:transform="rotate (1.5707963267949) translate (9.03993055555556cm 7.57786111111111cm)"><text:p/><draw:enhanced-geometry svg:viewBox="0 0 21600 21600" draw:mirror-horizontal="true" draw:type="rectangle" draw:enhanced-path="M 0 0 L 21600 0 21600 21600 0 21600 0 0 Z N"/></draw:custom-shape><draw:custom-shape draw:style-name="gr10" draw:text-style-name="P8" svg:width="0.221cm" svg:height="0.802cm" draw:transform="rotate (1.5707963267949) translate (7.445375cm 7.577861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8" draw:text-style-name="P8" svg:width="0.216cm" svg:height="0.8cm" draw:transform="rotate (1.5707963267949) translate (8.65363888888889cm 7.793055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7" draw:text-style-name="P8" svg:width="0.216cm" svg:height="0.803cm" draw:transform="rotate (1.5707963267949) translate (7.85106944444444cm 7.793055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5" draw:text-style-name="P8" svg:width="0.216cm" svg:height="0.795cm" draw:transform="rotate (1.5707963267949) translate (7.06261111111111cm 7.79305555555556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7" draw:text-style-name="P8" svg:width="0.219cm" svg:height="0.803cm" draw:transform="rotate (1.5707963267949) translate (8.24088888888889cm 6.279638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9cm" svg:height="0.419cm" draw:transform="rotate (1.5707963267949) translate (9.03463888888889cm 6.27963888888889cm)"><text:p/><draw:enhanced-geometry svg:viewBox="0 0 21600 21600" draw:mirror-horizontal="true" draw:type="rectangle" draw:enhanced-path="M 0 0 L 21600 0 21600 21600 0 21600 0 0 Z N"/></draw:custom-shape><draw:custom-shape draw:style-name="gr27" draw:text-style-name="P8" svg:width="0.219cm" svg:height="0.796cm" draw:transform="rotate (1.5707963267949) translate (7.445375cm 6.279638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31" draw:text-style-name="P8" svg:width="0.214cm" svg:height="0.807cm" draw:transform="rotate (1.5707963267949) translate (8.65363888888889cm 6.49206944444444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4cm" svg:height="0.796cm" draw:transform="rotate (1.5707963267949) translate (7.858125cm 6.49206944444444cm)"><text:p/><draw:enhanced-geometry svg:viewBox="0 0 21600 21600" draw:mirror-horizontal="true" draw:mirror-vertical="false" draw:type="rectangle" draw:enhanced-path="M 0 0 L 21600 0 21600 21600 0 21600 0 0 Z N"/></draw:custom-shape><draw:custom-shape draw:style-name="gr10" draw:text-style-name="P8" svg:width="0.214cm" svg:height="0.802cm" draw:transform="rotate (1.5707963267949) translate (7.06261111111111cm 6.49206944444444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8" draw:text-style-name="P8" svg:width="0.218cm" svg:height="0.8cm" draw:transform="rotate (1.5707963267949) translate (8.24088888888889cm 4.97965277777778cm)"><text:p/><draw:enhanced-geometry svg:viewBox="0 0 21600 21600" draw:mirror-horizontal="true" draw:mirror-vertical="false" draw:type="rectangle" draw:enhanced-path="M 0 0 L 21600 0 21600 21600 0 21600 0 0 Z N"/></draw:custom-shape><draw:custom-shape draw:style-name="gr11" draw:text-style-name="P8" svg:width="0.218cm" svg:height="0.414cm" draw:transform="rotate (1.5707963267949) translate (9.03993055555556cm 4.97965277777778cm)"><text:p/><draw:enhanced-geometry svg:viewBox="0 0 21600 21600" draw:mirror-horizontal="true" draw:type="rectangle" draw:enhanced-path="M 0 0 L 21600 0 21600 21600 0 21600 0 0 Z N"/></draw:custom-shape><draw:custom-shape draw:style-name="gr10" draw:text-style-name="P8" svg:width="0.218cm" svg:height="0.802cm" draw:transform="rotate (1.5707963267949) translate (7.445375cm 4.97965277777778cm)"><text:p/><draw:enhanced-geometry svg:viewBox="0 0 21600 21600" draw:mirror-horizontal="true" draw:mirror-vertical="false" draw:type="rectangle" draw:enhanced-path="M 0 0 L 21600 0 21600 21600 0 21600 0 0 Z N"/></draw:custom-shape><draw:custom-shape draw:style-name="gr8" draw:text-style-name="P8" svg:width="0.216cm" svg:height="0.8cm" draw:transform="rotate (1.5707963267949) translate (8.65363888888889cm 5.19384722222222cm)"><text:p/><draw:enhanced-geometry svg:viewBox="0 0 21600 21600" draw:mirror-horizontal="true" draw:mirror-vertical="false" draw:type="rectangle" draw:enhanced-path="M 0 0 L 21600 0 21600 21600 0 21600 0 0 Z N"/></draw:custom-shape><draw:custom-shape draw:style-name="gr7" draw:text-style-name="P8" svg:width="0.216cm" svg:height="0.803cm" draw:transform="rotate (1.5707963267949) translate (7.85106944444444cm 5.19384722222222cm)"><text:p/><draw:enhanced-geometry svg:viewBox="0 0 21600 21600" draw:mirror-horizontal="true" draw:mirror-vertical="false" draw:type="rectangle" draw:enhanced-path="M 0 0 L 21600 0 21600 21600 0 21600 0 0 Z N"/></draw:custom-shape><draw:custom-shape draw:style-name="gr5" draw:text-style-name="P8" svg:width="0.216cm" svg:height="0.795cm" draw:transform="rotate (1.5707963267949) translate (7.06261111111111cm 5.19384722222222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7" draw:text-style-name="P8" svg:width="0.214cm" svg:height="0.803cm" draw:transform="rotate (1.5707963267949) translate (8.24088888888889cm 3.676138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4cm" svg:height="0.419cm" draw:transform="rotate (1.5707963267949) translate (9.03463888888889cm 3.67613888888889cm)"><text:p/><draw:enhanced-geometry svg:viewBox="0 0 21600 21600" draw:mirror-horizontal="true" draw:type="rectangle" draw:enhanced-path="M 0 0 L 21600 0 21600 21600 0 21600 0 0 Z N"/></draw:custom-shape><draw:custom-shape draw:style-name="gr27" draw:text-style-name="P8" svg:width="0.214cm" svg:height="0.796cm" draw:transform="rotate (1.5707963267949) translate (7.445375cm 3.67613888888889cm)"><text:p/><draw:enhanced-geometry svg:viewBox="0 0 21600 21600" draw:mirror-horizontal="true" draw:mirror-vertical="false" draw:type="rectangle" draw:enhanced-path="M 0 0 L 21600 0 21600 21600 0 21600 0 0 Z N"/></draw:custom-shape><draw:custom-shape draw:style-name="gr31" draw:text-style-name="P8" svg:width="0.219cm" svg:height="0.807cm" draw:transform="rotate (1.5707963267949) translate (8.65363888888889cm 3.894861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9cm" svg:height="0.796cm" draw:transform="rotate (1.5707963267949) translate (7.858125cm 3.894861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10" draw:text-style-name="P8" svg:width="0.219cm" svg:height="0.802cm" draw:transform="rotate (1.5707963267949) translate (7.06261111111111cm 3.89486111111111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7" draw:text-style-name="P8" svg:width="0.219cm" svg:height="0.803cm" draw:transform="rotate (1.5707963267949) translate (8.24794444444444cm 10.17330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26" draw:text-style-name="P8" svg:width="0.219cm" svg:height="0.417cm" draw:transform="rotate (1.5707963267949) translate (9.04875cm 10.1733055555556cm)"><text:p/><draw:enhanced-geometry svg:viewBox="0 0 21600 21600" draw:mirror-horizontal="true" draw:type="rectangle" draw:enhanced-path="M 0 0 L 21600 0 21600 21600 0 21600 0 0 Z N"/></draw:custom-shape><draw:custom-shape draw:style-name="gr8" draw:text-style-name="P8" svg:width="0.219cm" svg:height="0.8cm" draw:transform="rotate (1.5707963267949) translate (7.44890277777778cm 10.17330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7" draw:text-style-name="P8" svg:width="0.219cm" svg:height="0.803cm" draw:transform="rotate (1.5707963267949) translate (8.66245833333333cm 10.3930277777778cm)"><text:p/><draw:enhanced-geometry svg:viewBox="0 0 21600 21600" draw:mirror-horizontal="true" draw:mirror-vertical="false" draw:type="rectangle" draw:enhanced-path="M 0 0 L 21600 0 21600 21600 0 21600 0 0 Z N"/></draw:custom-shape><draw:custom-shape draw:style-name="gr8" draw:text-style-name="P8" svg:width="0.219cm" svg:height="0.8cm" draw:transform="rotate (1.5707963267949) translate (7.86341666666667cm 10.3930277777778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9cm" svg:height="0.796cm" draw:transform="rotate (1.5707963267949) translate (7.06790277777778cm 10.3930277777778cm)"><text:p/><draw:enhanced-geometry svg:viewBox="0 0 21600 21600" draw:mirror-horizontal="true" draw:mirror-vertical="false" draw:type="rectangle" draw:enhanced-path="M 0 0 L 21600 0 21600 21600 0 21600 0 0 Z N"/></draw:custom-shape></draw:g><draw:custom-shape draw:style-name="gr7" draw:text-style-name="P8" svg:width="0.214cm" svg:height="0.803cm" draw:transform="rotate (1.5707963267949) translate (8.24088888888889cm 2.377916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4cm" svg:height="0.419cm" draw:transform="rotate (1.5707963267949) translate (9.03463888888889cm 2.37791666666667cm)"><text:p/><draw:enhanced-geometry svg:viewBox="0 0 21600 21600" draw:mirror-horizontal="true" draw:type="rectangle" draw:enhanced-path="M 0 0 L 21600 0 21600 21600 0 21600 0 0 Z N"/></draw:custom-shape><draw:custom-shape draw:style-name="gr27" draw:text-style-name="P8" svg:width="0.214cm" svg:height="0.796cm" draw:transform="rotate (1.5707963267949) translate (7.445375cm 2.377916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31" draw:text-style-name="P8" svg:width="0.218cm" svg:height="0.807cm" draw:transform="rotate (1.5707963267949) translate (8.65363888888889cm 2.594875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8cm" svg:height="0.796cm" draw:transform="rotate (1.5707963267949) translate (7.858125cm 2.594875cm)"><text:p/><draw:enhanced-geometry svg:viewBox="0 0 21600 21600" draw:mirror-horizontal="true" draw:mirror-vertical="false" draw:type="rectangle" draw:enhanced-path="M 0 0 L 21600 0 21600 21600 0 21600 0 0 Z N"/></draw:custom-shape><draw:custom-shape draw:style-name="gr10" draw:text-style-name="P8" svg:width="0.218cm" svg:height="0.802cm" draw:transform="rotate (1.5707963267949) translate (7.06261111111111cm 2.594875cm)"><text:p/><draw:enhanced-geometry svg:viewBox="0 0 21600 21600" draw:mirror-horizontal="true" draw:mirror-vertical="false" draw:type="rectangle" draw:enhanced-path="M 0 0 L 21600 0 21600 21600 0 21600 0 0 Z N"/></draw:custom-shape><draw:g draw:style-name="gr2"><draw:custom-shape draw:style-name="gr6" draw:text-style-name="P8" svg:width="0.212cm" svg:height="0.798cm" draw:transform="rotate (1.5707963267949) translate (7.15256944444444cm 8.65559722222222cm)"><text:p/><draw:enhanced-geometry svg:viewBox="0 0 21600 21600" draw:mirror-horizontal="true" draw:mirror-vertical="false" draw:type="rectangle" draw:enhanced-path="M 0 0 L 21600 0 21600 21600 0 21600 0 0 Z N"/></draw:custom-shape><draw:custom-shape draw:style-name="gr12" draw:text-style-name="P8" svg:width="0.219cm" svg:height="0.412cm" draw:transform="rotate (1.5707963267949) translate (7.52651388888889cm 8.44393055555556cm)"><text:p/><draw:enhanced-geometry svg:viewBox="0 0 21600 21600" draw:mirror-horizontal="true" draw:type="rectangle" draw:enhanced-path="M 0 0 L 21600 0 21600 21600 0 21600 0 0 Z N"/></draw:custom-shape><draw:custom-shape draw:style-name="gr7" draw:text-style-name="P8" svg:width="0.216cm" svg:height="0.803cm" draw:transform="rotate (1.5707963267949) translate (7.14727777777778cm 8.225208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12" draw:text-style-name="P8" svg:width="0.218cm" svg:height="0.412cm" draw:transform="rotate (1.5707963267949) translate (7.52651388888889cm 8.01001388888889cm)"><text:p/><draw:enhanced-geometry svg:viewBox="0 0 21600 21600" draw:mirror-horizontal="true" draw:type="rectangle" draw:enhanced-path="M 0 0 L 21600 0 21600 21600 0 21600 0 0 Z N"/></draw:custom-shape></draw:g><draw:g draw:style-name="gr2"><draw:custom-shape draw:style-name="gr12" draw:text-style-name="P8" svg:width="0.214cm" svg:height="0.412cm" draw:transform="rotate (1.5707963267949) translate (7.90575cm 7.357375cm)"><text:p/><draw:enhanced-geometry svg:viewBox="0 0 21600 21600" draw:mirror-horizontal="true" draw:type="rectangle" draw:enhanced-path="M 0 0 L 21600 0 21600 21600 0 21600 0 0 Z N"/></draw:custom-shape><draw:custom-shape draw:style-name="gr3" draw:text-style-name="P8" svg:width="0.219cm" svg:height="0.805cm" draw:transform="rotate (1.5707963267949) translate (7.53180555555556cm 7.14394444444444cm)"><text:p/><draw:enhanced-geometry svg:viewBox="0 0 21600 21600" draw:mirror-horizontal="true" draw:mirror-vertical="false" draw:type="rectangle" draw:enhanced-path="M 0 0 L 21600 0 21600 21600 0 21600 0 0 Z N"/></draw:custom-shape><draw:custom-shape draw:style-name="gr6" draw:text-style-name="P8" svg:width="0.214cm" svg:height="0.798cm" draw:transform="rotate (1.5707963267949) translate (7.11905555555556cm 7.357375cm)"><text:p/><draw:enhanced-geometry svg:viewBox="0 0 21600 21600" draw:mirror-horizontal="true" draw:mirror-vertical="false" draw:type="rectangle" draw:enhanced-path="M 0 0 L 21600 0 21600 21600 0 21600 0 0 Z N"/></draw:custom-shape><draw:custom-shape draw:style-name="gr12" draw:text-style-name="P8" svg:width="0.214cm" svg:height="0.412cm" draw:transform="rotate (1.5707963267949) translate (7.90575cm 6.92522222222222cm)"><text:p/><draw:enhanced-geometry svg:viewBox="0 0 21600 21600" draw:mirror-horizontal="true" draw:type="rectangle" draw:enhanced-path="M 0 0 L 21600 0 21600 21600 0 21600 0 0 Z N"/></draw:custom-shape><draw:custom-shape draw:style-name="gr3" draw:text-style-name="P8" svg:width="0.219cm" svg:height="0.805cm" draw:transform="rotate (1.5707963267949) translate (7.53180555555556cm 6.711791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6" draw:text-style-name="P8" svg:width="0.214cm" svg:height="0.798cm" draw:transform="rotate (1.5707963267949) translate (7.11905555555556cm 6.92522222222222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19" draw:text-style-name="P16" svg:width="0.212cm" svg:height="0.802cm" draw:transform="rotate (1.5707963267949) translate (7.94984722222222cm 8.65559722222222cm)"><text:p/><draw:enhanced-geometry svg:viewBox="0 0 21600 21600" draw:mirror-horizontal="true" draw:mirror-vertical="false" draw:type="rectangle" draw:enhanced-path="M 0 0 L 21600 0 21600 21600 0 21600 0 0 Z N"/></draw:custom-shape><draw:custom-shape draw:style-name="gr29" draw:text-style-name="P16" svg:width="0.219cm" svg:height="0.415cm" draw:transform="rotate (1.5707963267949) translate (7.9375cm 8.44393055555556cm)"><text:p/><draw:enhanced-geometry svg:viewBox="0 0 21600 21600" draw:mirror-horizontal="true" draw:type="rectangle" draw:enhanced-path="M 0 0 L 21600 0 21600 21600 0 21600 0 0 Z N"/></draw:custom-shape><draw:custom-shape draw:style-name="gr21" draw:text-style-name="P16" svg:width="0.219cm" svg:height="0.803cm" draw:transform="rotate (1.5707963267949) translate (8.34495833333333cm 8.443930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19" draw:text-style-name="P16" svg:width="0.216cm" svg:height="0.802cm" draw:transform="rotate (1.5707963267949) translate (7.94984722222222cm 8.225208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9" draw:text-style-name="P16" svg:width="0.218cm" svg:height="0.415cm" draw:transform="rotate (1.5707963267949) translate (7.9375cm 8.01001388888889cm)"><text:p/><draw:enhanced-geometry svg:viewBox="0 0 21600 21600" draw:mirror-horizontal="true" draw:type="rectangle" draw:enhanced-path="M 0 0 L 21600 0 21600 21600 0 21600 0 0 Z N"/></draw:custom-shape><draw:custom-shape draw:style-name="gr21" draw:text-style-name="P16" svg:width="0.218cm" svg:height="0.803cm" draw:transform="rotate (1.5707963267949) translate (8.34495833333333cm 8.01001388888889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54cm" svg:y="7.793cm" svg:viewBox="0 0 415 217" draw:points="0,217 335,217 415,107 335,0 0,0"><text:p/></draw:polygon><draw:polygon draw:style-name="gr22" draw:text-style-name="P16" svg:width="0.414cm" svg:height="0.216cm" svg:x="9.135cm" svg:y="8.226cm" svg:viewBox="0 0 415 217" draw:points="0,217 335,217 415,107 335,0 0,0"><text:p/></draw:polygon><draw:polygon draw:style-name="gr22" draw:text-style-name="P16" svg:width="0.798cm" svg:height="0.216cm" svg:x="8.751cm" svg:y="8.009cm" svg:viewBox="0 0 799 217" draw:points="0,217 723,217 799,115 723,0 0,0"><text:p/></draw:polygon><draw:polygon draw:style-name="gr22" draw:text-style-name="P16" svg:width="0.798cm" svg:height="0.216cm" svg:x="8.751cm" svg:y="8.442cm" svg:viewBox="0 0 799 217" draw:points="0,217 723,217 799,115 723,0 0,0"><text:p/></draw:polygon></draw:g><draw:g draw:style-name="gr2"><draw:custom-shape draw:style-name="gr7" draw:text-style-name="P8" svg:width="0.218cm" svg:height="0.803cm" draw:transform="rotate (1.5707963267949) translate (7.14198611111111cm 6.060916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4" draw:text-style-name="P8" svg:width="0.219cm" svg:height="0.415cm" draw:transform="rotate (1.5707963267949) translate (7.52298611111111cm 5.84395833333333cm)"><text:p/><draw:enhanced-geometry svg:viewBox="0 0 21600 21600" draw:mirror-horizontal="true" draw:type="rectangle" draw:enhanced-path="M 0 0 L 21600 0 21600 21600 0 21600 0 0 Z N"/></draw:custom-shape><draw:custom-shape draw:style-name="gr6" draw:text-style-name="P8" svg:width="0.212cm" svg:height="0.798cm" draw:transform="rotate (1.5707963267949) translate (7.15256944444444cm 5.624236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4" draw:text-style-name="P8" svg:width="0.219cm" svg:height="0.415cm" draw:transform="rotate (1.5707963267949) translate (7.52298611111111cm 5.41356944444444cm)"><text:p/><draw:enhanced-geometry svg:viewBox="0 0 21600 21600" draw:mirror-horizontal="true" draw:type="rectangle" draw:enhanced-path="M 0 0 L 21600 0 21600 21600 0 21600 0 0 Z N"/></draw:custom-shape></draw:g><draw:g draw:style-name="gr2"><draw:custom-shape draw:style-name="gr26" draw:text-style-name="P8" svg:width="0.219cm" svg:height="0.417cm" draw:transform="rotate (1.5707963267949) translate (7.90575cm 4.76269444444444cm)"><text:p/><draw:enhanced-geometry svg:viewBox="0 0 21600 21600" draw:mirror-horizontal="true" draw:type="rectangle" draw:enhanced-path="M 0 0 L 21600 0 21600 21600 0 21600 0 0 Z N"/></draw:custom-shape><draw:custom-shape draw:style-name="gr6" draw:text-style-name="P8" svg:width="0.216cm" svg:height="0.798cm" draw:transform="rotate (1.5707963267949) translate (7.53180555555556cm 4.54397222222222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19cm" svg:height="0.796cm" draw:transform="rotate (1.5707963267949) translate (7.11023611111111cm 4.76269444444444cm)"><text:p/><draw:enhanced-geometry svg:viewBox="0 0 21600 21600" draw:mirror-horizontal="true" draw:mirror-vertical="false" draw:type="rectangle" draw:enhanced-path="M 0 0 L 21600 0 21600 21600 0 21600 0 0 Z N"/></draw:custom-shape><draw:custom-shape draw:style-name="gr26" draw:text-style-name="P8" svg:width="0.221cm" svg:height="0.417cm" draw:transform="rotate (1.5707963267949) translate (7.90575cm 4.32877777777778cm)"><text:p/><draw:enhanced-geometry svg:viewBox="0 0 21600 21600" draw:mirror-horizontal="true" draw:type="rectangle" draw:enhanced-path="M 0 0 L 21600 0 21600 21600 0 21600 0 0 Z N"/></draw:custom-shape><draw:custom-shape draw:style-name="gr6" draw:text-style-name="P8" svg:width="0.214cm" svg:height="0.798cm" draw:transform="rotate (1.5707963267949) translate (7.53180555555556cm 4.108291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27" draw:text-style-name="P8" svg:width="0.221cm" svg:height="0.796cm" draw:transform="rotate (1.5707963267949) translate (7.11023611111111cm 4.32877777777778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28" draw:text-style-name="P16" svg:width="0.218cm" svg:height="0.798cm" draw:transform="rotate (1.5707963267949) translate (7.94984722222222cm 6.06091666666667cm)"><text:p/><draw:enhanced-geometry svg:viewBox="0 0 21600 21600" draw:mirror-horizontal="true" draw:mirror-vertical="false" draw:type="rectangle" draw:enhanced-path="M 0 0 L 21600 0 21600 21600 0 21600 0 0 Z N"/></draw:custom-shape><draw:custom-shape draw:style-name="gr20" draw:text-style-name="P16" svg:width="0.219cm" svg:height="0.412cm" draw:transform="rotate (1.5707963267949) translate (7.93397222222222cm 5.84395833333333cm)"><text:p/><draw:enhanced-geometry svg:viewBox="0 0 21600 21600" draw:mirror-horizontal="true" draw:type="rectangle" draw:enhanced-path="M 0 0 L 21600 0 21600 21600 0 21600 0 0 Z N"/></draw:custom-shape><draw:custom-shape draw:style-name="gr28" draw:text-style-name="P16" svg:width="0.219cm" svg:height="0.798cm" draw:transform="rotate (1.5707963267949) translate (8.35025cm 5.843958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8" draw:text-style-name="P16" svg:width="0.212cm" svg:height="0.798cm" draw:transform="rotate (1.5707963267949) translate (7.94984722222222cm 5.624236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20" draw:text-style-name="P16" svg:width="0.219cm" svg:height="0.412cm" draw:transform="rotate (1.5707963267949) translate (7.93397222222222cm 5.41356944444444cm)"><text:p/><draw:enhanced-geometry svg:viewBox="0 0 21600 21600" draw:mirror-horizontal="true" draw:type="rectangle" draw:enhanced-path="M 0 0 L 21600 0 21600 21600 0 21600 0 0 Z N"/></draw:custom-shape><draw:custom-shape draw:style-name="gr28" draw:text-style-name="P16" svg:width="0.219cm" svg:height="0.798cm" draw:transform="rotate (1.5707963267949) translate (8.35025cm 5.41356944444444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51cm" svg:y="5.194cm" svg:viewBox="0 0 415 217" draw:points="0,217 335,217 415,107 335,0 0,0"><text:p/></draw:polygon><draw:polygon draw:style-name="gr22" draw:text-style-name="P16" svg:width="0.414cm" svg:height="0.216cm" svg:x="9.132cm" svg:y="5.628cm" svg:viewBox="0 0 415 217" draw:points="0,217 335,217 415,107 335,0 0,0"><text:p/></draw:polygon><draw:polygon draw:style-name="gr22" draw:text-style-name="P16" svg:width="0.798cm" svg:height="0.216cm" svg:x="8.748cm" svg:y="5.411cm" svg:viewBox="0 0 799 217" draw:points="0,217 723,217 799,115 723,0 0,0"><text:p/></draw:polygon><draw:polygon draw:style-name="gr22" draw:text-style-name="P16" svg:width="0.798cm" svg:height="0.216cm" svg:x="8.748cm" svg:y="5.844cm" svg:viewBox="0 0 799 217" draw:points="0,217 723,217 799,115 723,0 0,0"><text:p/></draw:polygon></draw:g><draw:g draw:style-name="gr2"><draw:custom-shape draw:style-name="gr7" draw:text-style-name="P8" svg:width="0.218cm" svg:height="0.803cm" draw:transform="rotate (1.5707963267949) translate (7.14727777777778cm 3.462708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6cm" svg:height="0.419cm" draw:transform="rotate (1.5707963267949) translate (7.52651388888889cm 3.24475cm)"><text:p/><draw:enhanced-geometry svg:viewBox="0 0 21600 21600" draw:mirror-horizontal="true" draw:type="rectangle" draw:enhanced-path="M 0 0 L 21600 0 21600 21600 0 21600 0 0 Z N"/></draw:custom-shape><draw:custom-shape draw:style-name="gr27" draw:text-style-name="P8" svg:width="0.219cm" svg:height="0.796cm" draw:transform="rotate (1.5707963267949) translate (7.15433333333333cm 3.030555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23" draw:text-style-name="P8" svg:width="0.218cm" svg:height="0.419cm" draw:transform="rotate (1.5707963267949) translate (7.52651388888889cm 2.81183333333333cm)"><text:p/><draw:enhanced-geometry svg:viewBox="0 0 21600 21600" draw:mirror-horizontal="true" draw:type="rectangle" draw:enhanced-path="M 0 0 L 21600 0 21600 21600 0 21600 0 0 Z N"/></draw:custom-shape></draw:g><draw:g draw:style-name="gr2"><draw:custom-shape draw:style-name="gr26" draw:text-style-name="P8" svg:width="0.214cm" svg:height="0.417cm" draw:transform="rotate (1.5707963267949) translate (7.91986111111111cm 9.95558333333333cm)"><text:p/><draw:enhanced-geometry svg:viewBox="0 0 21600 21600" draw:mirror-horizontal="true" draw:type="rectangle" draw:enhanced-path="M 0 0 L 21600 0 21600 21600 0 21600 0 0 Z N"/></draw:custom-shape><draw:custom-shape draw:style-name="gr8" draw:text-style-name="P8" svg:width="0.219cm" svg:height="0.8cm" draw:transform="rotate (1.5707963267949) translate (7.53709722222222cm 9.74215277777778cm)"><text:p/><draw:enhanced-geometry svg:viewBox="0 0 21600 21600" draw:mirror-horizontal="true" draw:mirror-vertical="false" draw:type="rectangle" draw:enhanced-path="M 0 0 L 21600 0 21600 21600 0 21600 0 0 Z N"/></draw:custom-shape><draw:custom-shape draw:style-name="gr3" draw:text-style-name="P8" svg:width="0.214cm" svg:height="0.805cm" draw:transform="rotate (1.5707963267949) translate (7.12611111111111cm 9.955583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6" draw:text-style-name="P8" svg:width="0.214cm" svg:height="0.417cm" draw:transform="rotate (1.5707963267949) translate (7.91986111111111cm 9.52343055555556cm)"><text:p/><draw:enhanced-geometry svg:viewBox="0 0 21600 21600" draw:mirror-horizontal="true" draw:type="rectangle" draw:enhanced-path="M 0 0 L 21600 0 21600 21600 0 21600 0 0 Z N"/></draw:custom-shape><draw:custom-shape draw:style-name="gr8" draw:text-style-name="P8" svg:width="0.221cm" svg:height="0.8cm" draw:transform="rotate (1.5707963267949) translate (7.53709722222222cm 9.309cm)"><text:p/><draw:enhanced-geometry svg:viewBox="0 0 21600 21600" draw:mirror-horizontal="true" draw:mirror-vertical="false" draw:type="rectangle" draw:enhanced-path="M 0 0 L 21600 0 21600 21600 0 21600 0 0 Z N"/></draw:custom-shape><draw:custom-shape draw:style-name="gr3" draw:text-style-name="P8" svg:width="0.214cm" svg:height="0.805cm" draw:transform="rotate (1.5707963267949) translate (7.12611111111111cm 9.52343055555556cm)"><text:p/><draw:enhanced-geometry svg:viewBox="0 0 21600 21600" draw:mirror-horizontal="true" draw:mirror-vertical="false" draw:type="rectangle" draw:enhanced-path="M 0 0 L 21600 0 21600 21600 0 21600 0 0 Z N"/></draw:custom-shape></draw:g><draw:g draw:style-name="gr2"><draw:custom-shape draw:style-name="gr32" draw:text-style-name="P16" svg:width="0.218cm" svg:height="0.796cm" draw:transform="rotate (1.5707963267949) translate (7.94984722222222cm 3.462708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5" draw:text-style-name="P16" svg:width="0.216cm" svg:height="0.421cm" draw:transform="rotate (1.5707963267949) translate (7.94279166666667cm 3.24475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16cm" svg:height="0.796cm" draw:transform="rotate (1.5707963267949) translate (8.35201388888889cm 3.24475cm)"><text:p/><draw:enhanced-geometry svg:viewBox="0 0 21600 21600" draw:mirror-horizontal="true" draw:mirror-vertical="false" draw:type="rectangle" draw:enhanced-path="M 0 0 L 21600 0 21600 21600 0 21600 0 0 Z N"/></draw:custom-shape><draw:custom-shape draw:style-name="gr32" draw:text-style-name="P16" svg:width="0.219cm" svg:height="0.796cm" draw:transform="rotate (1.5707963267949) translate (7.94984722222222cm 3.03055555555556cm)"><text:p/><draw:enhanced-geometry svg:viewBox="0 0 21600 21600" draw:mirror-horizontal="true" draw:mirror-vertical="false" draw:type="rectangle" draw:enhanced-path="M 0 0 L 21600 0 21600 21600 0 21600 0 0 Z N"/></draw:custom-shape><draw:custom-shape draw:style-name="gr25" draw:text-style-name="P16" svg:width="0.218cm" svg:height="0.421cm" draw:transform="rotate (1.5707963267949) translate (7.94279166666667cm 2.81183333333333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18cm" svg:height="0.796cm" draw:transform="rotate (1.5707963267949) translate (8.35201388888889cm 2.81183333333333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57cm" svg:y="2.595cm" svg:viewBox="0 0 415 217" draw:points="0,217 335,217 415,107 335,0 0,0"><text:p/></draw:polygon><draw:polygon draw:style-name="gr22" draw:text-style-name="P16" svg:width="0.414cm" svg:height="0.216cm" svg:x="9.138cm" svg:y="3.029cm" svg:viewBox="0 0 415 217" draw:points="0,217 335,217 415,107 335,0 0,0"><text:p/></draw:polygon><draw:polygon draw:style-name="gr22" draw:text-style-name="P16" svg:width="0.798cm" svg:height="0.216cm" svg:x="8.754cm" svg:y="2.812cm" svg:viewBox="0 0 799 217" draw:points="0,217 723,217 799,115 723,0 0,0"><text:p/></draw:polygon><draw:polygon draw:style-name="gr22" draw:text-style-name="P16" svg:width="0.798cm" svg:height="0.216cm" svg:x="8.754cm" svg:y="3.246cm" svg:viewBox="0 0 799 217" draw:points="0,217 723,217 799,115 723,0 0,0"><text:p/></draw:polygon></draw:g><draw:g draw:style-name="gr2"><draw:custom-shape draw:style-name="gr32" draw:text-style-name="P16" svg:width="0.212cm" svg:height="0.796cm" draw:transform="rotate (1.5707963267949) translate (7.94984722222222cm 1.944cm)"><text:p/><draw:enhanced-geometry svg:viewBox="0 0 21600 21600" draw:mirror-horizontal="true" draw:mirror-vertical="false" draw:type="rectangle" draw:enhanced-path="M 0 0 L 21600 0 21600 21600 0 21600 0 0 Z N"/></draw:custom-shape><draw:custom-shape draw:style-name="gr21" draw:text-style-name="P16" svg:width="0.212cm" svg:height="0.803cm" draw:transform="rotate (1.5707963267949) translate (7.14727777777778cm 1.944cm)"><text:p/><draw:enhanced-geometry svg:viewBox="0 0 21600 21600" draw:mirror-horizontal="true" draw:mirror-vertical="false" draw:type="rectangle" draw:enhanced-path="M 0 0 L 21600 0 21600 21600 0 21600 0 0 Z N"/></draw:custom-shape><draw:custom-shape draw:style-name="gr32" draw:text-style-name="P16" svg:width="0.221cm" svg:height="0.796cm" draw:transform="rotate (1.5707963267949) translate (8.33084722222222cm 2.16448611111111cm)"><text:p/><draw:enhanced-geometry svg:viewBox="0 0 21600 21600" draw:mirror-horizontal="true" draw:mirror-vertical="false" draw:type="rectangle" draw:enhanced-path="M 0 0 L 21600 0 21600 21600 0 21600 0 0 Z N"/></draw:custom-shape><draw:custom-shape draw:style-name="gr28" draw:text-style-name="P16" svg:width="0.221cm" svg:height="0.798cm" draw:transform="rotate (1.5707963267949) translate (7.53886111111111cm 2.16448611111111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35cm" svg:y="1.946cm" svg:viewBox="0 0 415 217" draw:points="0,217 335,217 415,107 335,0 0,0"><text:p/></draw:polygon><draw:polygon draw:style-name="gr22" draw:text-style-name="P16" svg:width="0.798cm" svg:height="0.216cm" svg:x="8.754cm" svg:y="1.729cm" svg:viewBox="0 0 799 217" draw:points="0,217 723,217 799,115 723,0 0,0"><text:p/></draw:polygon></draw:g><draw:g draw:style-name="gr2"><draw:custom-shape draw:style-name="gr20" draw:text-style-name="P16" svg:width="0.219cm" svg:height="0.412cm" draw:transform="rotate (1.5707963267949) translate (8.32379166666667cm 6.71179166666667cm)"><text:p/><draw:enhanced-geometry svg:viewBox="0 0 21600 21600" draw:mirror-horizontal="true" draw:type="rectangle" draw:enhanced-path="M 0 0 L 21600 0 21600 21600 0 21600 0 0 Z N"/></draw:custom-shape><draw:custom-shape draw:style-name="gr28" draw:text-style-name="P16" svg:width="0.214cm" svg:height="0.798cm" draw:transform="rotate (1.5707963267949) translate (8.34143055555555cm 7.357375cm)"><text:p/><draw:enhanced-geometry svg:viewBox="0 0 21600 21600" draw:mirror-horizontal="true" draw:mirror-vertical="false" draw:type="rectangle" draw:enhanced-path="M 0 0 L 21600 0 21600 21600 0 21600 0 0 Z N"/></draw:custom-shape><draw:custom-shape draw:style-name="gr20" draw:text-style-name="P16" svg:width="0.219cm" svg:height="0.412cm" draw:transform="rotate (1.5707963267949) translate (8.32379166666667cm 7.14394444444444cm)"><text:p/><draw:enhanced-geometry svg:viewBox="0 0 21600 21600" draw:mirror-horizontal="true" draw:type="rectangle" draw:enhanced-path="M 0 0 L 21600 0 21600 21600 0 21600 0 0 Z N"/></draw:custom-shape><draw:custom-shape draw:style-name="gr28" draw:text-style-name="P16" svg:width="0.214cm" svg:height="0.798cm" draw:transform="rotate (1.5707963267949) translate (8.34143055555555cm 6.92522222222222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35cm" svg:y="6.71cm" svg:viewBox="0 0 415 217" draw:points="0,217 335,217 415,107 335,0 0,0"><text:p/></draw:polygon><draw:polygon draw:style-name="gr22" draw:text-style-name="P16" svg:width="0.414cm" svg:height="0.216cm" svg:x="9.138cm" svg:y="7.143cm" svg:viewBox="0 0 415 217" draw:points="0,217 335,217 415,107 335,0 0,0"><text:p/></draw:polygon><draw:polygon draw:style-name="gr22" draw:text-style-name="P16" svg:width="0.798cm" svg:height="0.216cm" svg:x="8.751cm" svg:y="6.927cm" svg:viewBox="0 0 799 217" draw:points="0,217 723,217 799,115 723,0 0,0"><text:p/></draw:polygon><draw:polygon draw:style-name="gr22" draw:text-style-name="P16" svg:width="0.798cm" svg:height="0.216cm" svg:x="8.751cm" svg:y="6.494cm" svg:viewBox="0 0 799 217" draw:points="0,217 723,217 799,115 723,0 0,0"><text:p/></draw:polygon></draw:g><draw:g draw:style-name="gr2"><draw:custom-shape draw:style-name="gr33" draw:text-style-name="P16" svg:width="0.214cm" svg:height="0.419cm" draw:transform="rotate (1.5707963267949) translate (8.31673611111111cm 4.10829166666667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19cm" svg:height="0.796cm" draw:transform="rotate (1.5707963267949) translate (8.33084722222222cm 4.76269444444444cm)"><text:p/><draw:enhanced-geometry svg:viewBox="0 0 21600 21600" draw:mirror-horizontal="true" draw:mirror-vertical="false" draw:type="rectangle" draw:enhanced-path="M 0 0 L 21600 0 21600 21600 0 21600 0 0 Z N"/></draw:custom-shape><draw:custom-shape draw:style-name="gr33" draw:text-style-name="P16" svg:width="0.216cm" svg:height="0.419cm" draw:transform="rotate (1.5707963267949) translate (8.31673611111111cm 4.54397222222222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21cm" svg:height="0.796cm" draw:transform="rotate (1.5707963267949) translate (8.33084722222222cm 4.32877777777778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32cm" svg:y="4.112cm" svg:viewBox="0 0 415 217" draw:points="0,217 335,217 415,107 335,0 0,0"><text:p/></draw:polygon><draw:polygon draw:style-name="gr22" draw:text-style-name="P16" svg:width="0.414cm" svg:height="0.216cm" svg:x="9.135cm" svg:y="4.545cm" svg:viewBox="0 0 415 217" draw:points="0,217 335,217 415,107 335,0 0,0"><text:p/></draw:polygon><draw:polygon draw:style-name="gr22" draw:text-style-name="P16" svg:width="0.798cm" svg:height="0.216cm" svg:x="8.748cm" svg:y="4.328cm" svg:viewBox="0 0 799 217" draw:points="0,217 723,217 799,115 723,0 0,0"><text:p/></draw:polygon><draw:polygon draw:style-name="gr22" draw:text-style-name="P16" svg:width="0.798cm" svg:height="0.216cm" svg:x="8.748cm" svg:y="3.895cm" svg:viewBox="0 0 799 217" draw:points="0,217 723,217 799,115 723,0 0,0"><text:p/></draw:polygon></draw:g><draw:g draw:style-name="gr2"><draw:custom-shape draw:style-name="gr29" draw:text-style-name="P16" svg:width="0.221cm" svg:height="0.415cm" draw:transform="rotate (1.5707963267949) translate (8.33084722222222cm 9.309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14cm" svg:height="0.796cm" draw:transform="rotate (1.5707963267949) translate (8.34143055555555cm 9.95558333333333cm)"><text:p/><draw:enhanced-geometry svg:viewBox="0 0 21600 21600" draw:mirror-horizontal="true" draw:mirror-vertical="false" draw:type="rectangle" draw:enhanced-path="M 0 0 L 21600 0 21600 21600 0 21600 0 0 Z N"/></draw:custom-shape><draw:custom-shape draw:style-name="gr29" draw:text-style-name="P16" svg:width="0.219cm" svg:height="0.415cm" draw:transform="rotate (1.5707963267949) translate (8.33084722222222cm 9.74215277777778cm)"><text:p/><draw:enhanced-geometry svg:viewBox="0 0 21600 21600" draw:mirror-horizontal="true" draw:type="rectangle" draw:enhanced-path="M 0 0 L 21600 0 21600 21600 0 21600 0 0 Z N"/></draw:custom-shape><draw:custom-shape draw:style-name="gr32" draw:text-style-name="P16" svg:width="0.214cm" svg:height="0.796cm" draw:transform="rotate (1.5707963267949) translate (8.34143055555555cm 9.52343055555556cm)"><text:p/><draw:enhanced-geometry svg:viewBox="0 0 21600 21600" draw:mirror-horizontal="true" draw:mirror-vertical="false" draw:type="rectangle" draw:enhanced-path="M 0 0 L 21600 0 21600 21600 0 21600 0 0 Z N"/></draw:custom-shape><draw:polygon draw:style-name="gr22" draw:text-style-name="P16" svg:width="0.414cm" svg:height="0.216cm" svg:x="9.141cm" svg:y="9.308cm" svg:viewBox="0 0 415 217" draw:points="0,217 335,217 415,107 335,0 0,0"><text:p/></draw:polygon><draw:polygon draw:style-name="gr22" draw:text-style-name="P16" svg:width="0.414cm" svg:height="0.216cm" svg:x="9.144cm" svg:y="9.741cm" svg:viewBox="0 0 415 217" draw:points="0,217 335,217 415,107 335,0 0,0"><text:p/></draw:polygon><draw:polygon draw:style-name="gr22" draw:text-style-name="P16" svg:width="0.798cm" svg:height="0.216cm" svg:x="8.757cm" svg:y="9.525cm" svg:viewBox="0 0 799 217" draw:points="0,217 723,217 799,115 723,0 0,0"><text:p/></draw:polygon><draw:polygon draw:style-name="gr22" draw:text-style-name="P16" svg:width="0.798cm" svg:height="0.216cm" svg:x="8.757cm" svg:y="9.092cm" svg:viewBox="0 0 799 217" draw:points="0,217 723,217 799,115 723,0 0,0"><text:p/></draw:polygon></draw:g></draw:g></text:p><text:p text:style-name="P6">Малюнок <text:sequence text:ref-name="refМалюнок0" text:name="Малюнок" text:formula="ooow:Малюнок+1" style:num-format="1">1</text:sequence>. Виконання кутів.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Liberation Sans" svg:font-family="'Liberation Sans'" style:font-family-generic="roman"/>
    <style:font-face style:name="FreeSans" svg:font-family="FreeSans" style:font-family-generic="swiss"/>
    <style:font-face style:name="FreeSerif2" svg:font-family="FreeSerif" style:font-family-generic="swiss"/>
    <style:font-face style:name="Liberation Mono" svg:font-family="'Liberation Mono'" style:font-family-generic="modern" style:font-pitch="fixed"/>
    <style:font-face style:name="FreeSerif1" svg:font-family="FreeSerif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y_20_Text_20_Body" style:display-name="My Text Body" style:family="paragraph" style:parent-style-name="Text_20_body" style:default-outline-level="" style:list-style-name="" style:master-page-name="">
      <loext:graphic-properties draw:fill="none" draw:fill-color="#729fcf"/>
      <style:paragraph-properties fo:margin-top="0cm" fo:margin-bottom="0.199cm" loext:contextual-spacing="false" fo:line-height="100%" style:page-number="auto" fo:background-color="transparent">
        <style:tab-stops/>
      </style:paragraph-properties>
      <style:text-properties style:font-name="FreeSerif1" fo:font-family="FreeSerif" style:font-style-name="Regular" style:font-family-generic="roman" style:font-pitch="variable"/>
    </style:style>
    <style:style style:name="Drawing" style:family="paragraph" style:parent-style-name="Caption" style:class="extra"/>
    <style:style style:name="Малю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10T15:23:40.118379348</meta:creation-date>
    <meta:generator>LibreOffice/6.2.8.2$Linux_X86_64 LibreOffice_project/20$Build-2</meta:generator>
    <dc:date>2021-07-24T21:03:32.665390406</dc:date>
    <dc:creator>Віталій </dc:creator>
    <meta:editing-duration>PT17H17M23S</meta:editing-duration>
    <meta:editing-cycles>15</meta:editing-cycles>
    <meta:document-statistic meta:table-count="0" meta:image-count="0" meta:object-count="0" meta:page-count="1" meta:paragraph-count="10" meta:word-count="182" meta:character-count="1117" meta:non-whitespace-character-count="943"/>
  </office:meta>
</office:document-meta>
</file>